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7cm" svg:height="2cm" svg:x="3.8cm" svg:y="3.1cm">
          <text:p text:style-name="P1">Karte</text:p>
          <text:p text:style-name="P1">initialisier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7cm" svg:height="2cm" svg:x="3.8cm" svg:y="5.7cm">
          <text:p text:style-name="P1">neue Hafendaten lad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7cm" svg:height="2cm" svg:x="3.8cm" svg:y="8.2cm">
          <text:p text:style-name="P1">Pins auf Karte zeichn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7cm" svg:height="2cm" svg:x="3.8cm" svg:y="11.9cm">
          <text:p text:style-name="P1">Hafenübersicht zeig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7cm" svg:height="2cm" svg:x="3.8cm" svg:y="15.2cm">
          <text:p text:style-name="P1">neues Schiff anflieg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7cm" svg:height="2cm" svg:x="3.8cm" svg:y="19cm">
          <text:p text:style-name="P1">Sprechblase auf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7cm" svg:height="2cm" svg:x="3.8cm" svg:y="22.4cm">
          <text:p text:style-name="P1">Sprechblase zu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3cm" svg:y1="5.1cm" svg:x2="7.3cm" svg:y2="5.7cm" draw:start-shape="id1" draw:start-glue-point="2" draw:end-shape="id2" draw:end-glue-point="0" svg:d="m7300 5100v600">
          <text:p text:style-name="P5"/>
        </draw:connector>
        <draw:connector draw:style-name="gr3" draw:text-style-name="P2" draw:layer="layout" svg:x1="7.3cm" svg:y1="7.7cm" svg:x2="7.3cm" svg:y2="8.2cm" draw:start-shape="id2" draw:start-glue-point="2" draw:end-shape="id3" draw:end-glue-point="0" svg:d="m7300 7700v500">
          <text:p text:style-name="P5"/>
        </draw:connector>
        <draw:connector draw:style-name="gr3" draw:text-style-name="P2" draw:layer="layout" svg:x1="7.3cm" svg:y1="10.2cm" svg:x2="7.3cm" svg:y2="11.9cm" draw:start-shape="id3" draw:start-glue-point="2" draw:end-shape="id4" draw:end-glue-point="0" svg:d="m7300 10200v1700">
          <text:p text:style-name="P5"/>
        </draw:connector>
        <draw:connector draw:style-name="gr3" draw:text-style-name="P2" draw:layer="layout" svg:x1="7.3cm" svg:y1="13.9cm" svg:x2="7.3cm" svg:y2="15.2cm" draw:start-shape="id4" draw:start-glue-point="2" draw:end-shape="id5" draw:end-glue-point="0" svg:d="m7300 13900v1300">
          <text:p text:style-name="P5"/>
        </draw:connector>
        <draw:connector draw:style-name="gr3" draw:text-style-name="P2" draw:layer="layout" svg:x1="7.3cm" svg:y1="17.2cm" svg:x2="7.3cm" svg:y2="19cm" draw:start-shape="id5" draw:start-glue-point="2" draw:end-shape="id6" draw:end-glue-point="0" svg:d="m7300 17200v1800">
          <text:p text:style-name="P5"/>
        </draw:connector>
        <draw:connector draw:style-name="gr3" draw:text-style-name="P2" draw:layer="layout" svg:x1="7.3cm" svg:y1="21cm" svg:x2="7.3cm" svg:y2="22.4cm" draw:start-shape="id6" draw:start-glue-point="2" draw:end-shape="id7" draw:end-glue-point="0" svg:d="m7300 21000v1400">
          <text:p text:style-name="P5"/>
        </draw:connector>
        <draw:custom-shape draw:style-name="gr1" draw:text-style-name="P2" draw:id="id8" draw:layer="layout" svg:width="6.5cm" svg:height="3cm" svg:x="4.1cm" svg:y="25.6cm">
          <text:p text:style-name="P1">+ Nächster Hafen? 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3cm" svg:y1="24.4cm" svg:x2="7.349cm" svg:y2="25.6cm" draw:start-shape="id7" draw:start-glue-point="2" draw:end-shape="id8" draw:end-glue-point="4" svg:d="m7300 24400v600h49v600">
          <text:p text:style-name="P5"/>
        </draw:connector>
        <draw:connector draw:style-name="gr3" draw:text-style-name="P2" draw:layer="layout" draw:line-skew="-1.3cm" svg:x1="4.1cm" svg:y1="27.099cm" svg:x2="3.8cm" svg:y2="6.7cm" draw:start-shape="id8" draw:start-glue-point="5" draw:end-shape="id2" draw:end-glue-point="3" svg:d="m4100 27099h-2100v-20399h1800">
          <text:p text:style-name="P5"/>
        </draw:connector>
        <draw:connector draw:style-name="gr3" draw:text-style-name="P2" draw:layer="layout" draw:line-skew="6.2cm" svg:x1="10.598cm" svg:y1="27.099cm" svg:x2="10.8cm" svg:y2="16.2cm" draw:start-shape="id8" draw:start-glue-point="7" draw:end-shape="id5" draw:end-glue-point="1" svg:d="m10598 27099h6902v-10899h-6700">
          <text:p text:style-name="P5"/>
        </draw:connector>
        <draw:custom-shape draw:style-name="gr1" draw:text-style-name="P2" draw:layer="layout" svg:width="7cm" svg:height="2cm" svg:x="3.8cm" svg:y="3.1cm">
          <text:p text:style-name="P1">Karte</text:p>
          <text:p text:style-name="P1">initialisieren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cm" svg:height="2cm" svg:x="12.6cm" svg:y="3.1cm">
          <text:p text:style-name="P3"><text:span text:style-name="T1">Dauer abhängig vom Client</text:span></text:p>
          <text:p text:style-name="P3"><text:span text:style-name="T1">keine künstliche Wartezei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cm" svg:height="2cm" svg:x="12.7cm" svg:y="5.7cm">
          <text:p text:style-name="P3"><text:span text:style-name="T1">Dauer abhängig vom Client,</text:span></text:p>
          <text:p text:style-name="P3"><text:span text:style-name="T1">keine künstliche Wartezei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cm" svg:height="2cm" svg:x="12.7cm" svg:y="8.2cm">
          <text:p text:style-name="P3"><text:span text:style-name="T1">Dauer abhängig vom Client und</text:span></text:p>
          <text:p text:style-name="P3"><text:span text:style-name="T1">Anzahl Schiffe, keine künstliche</text:span></text:p>
          <text:p text:style-name="P3"><text:span text:style-name="T1">Wartezei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8.5cm" svg:height="1cm" svg:x="7.5cm" svg:y="10.6cm">
          <text:p text:style-name="P1"><text:span text:style-name="T1">TIME_AFTER_REFRESH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4" draw:layer="layout" svg:width="8.5cm" svg:height="1cm" svg:x="7.5cm" svg:y="14cm">
          <text:p text:style-name="P1"><text:span text:style-name="T1">TIME_AFTER_NEW_POR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4" draw:layer="layout" svg:width="8.5cm" svg:height="1cm" svg:x="7.5cm" svg:y="17.5cm">
          <text:p text:style-name="P1"><text:span text:style-name="T1">TIME_UNTIL_OPE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4" draw:layer="layout" svg:width="8.5cm" svg:height="1cm" svg:x="7.5cm" svg:y="21.2cm">
          <text:p text:style-name="P1"><text:span text:style-name="T1">TIME_UNTIL_CLOS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4" draw:layer="layout" svg:width="8.5cm" svg:height="1cm" svg:x="7.5cm" svg:y="24.7cm">
          <text:p text:style-name="P1"><text:span text:style-name="T1">TIME_UNTIL_NEXT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4" draw:layer="layout" svg:width="11.318cm" svg:height="1.038cm" svg:x="1.2cm" svg:y="1.3cm">
          <draw:text-box>
            <text:p text:style-name="P5">Ablaufplan Cat/MaK – Tracking - Kar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6-12T10:23:51</meta:creation-date>
    <dc:date>2009-06-12T10:42:02</dc:date>
    <meta:editing-cycles>1</meta:editing-cycles>
    <meta:editing-duration>PT2M3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